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oe Bloggs</dc:creator>
            <dc:date>2010-06-23T12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add then merge</text:h>
      <text:p text:style-name="Text_20_body">In this example, a paragraph wil be added after the next one. The two following paragraphs will then be merged in the subsequent version by deleting the text bewteen square brackets.</text:p>
      <text:p text:style-name="Text_20_body">This was in v1. [<delta:merge delta:removal-change-idref="ct2"><delta:leading-partial-content>This will be removed in v3.</delta:leading-partial-content><delta:intermediate-content/><delta:trailing-partial-content><text:p text:style-name="Text_20_body" delta:insertion-change-idref="ct1" delta:insertion-type="insert-with-content">This was added in v2 and will be removed in v3.</text:p></delta:trailing-partial-content></delta:merge>] This was added in v2 and will rem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11:48:25</meta:creation-date>
    <dc:date>2010-06-25T11:50:30</dc:date>
    <dc:creator>Tristan Mitchell</dc:creator>
    <meta:editing-duration>PT00H01M30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4" meta:word-count="64" meta:character-count="336"/>
  </office:meta>
</office:document-meta>
</file>